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点阵正黑" svg:font-family="文泉驿点阵正黑" style:font-family-generic="swiss" style:font-pitch="variable"/>
    <style:font-face style:name="文泉驿点阵正黑1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t/n</text:p>
          </table:table-cell>
          <table:table-cell office:value-type="string">
            <text:p>(t/n)/f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.88">
            <text:p>9.88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.64">
            <text:p>14.64</text:p>
          </table:table-cell>
          <table:table-cell office:value-type="float" office:value="609">
            <text:p>60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21">
            <text:p>10.21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95">
            <text:p>9.95</text:p>
          </table:table-cell>
          <table:table-cell office:value-type="float" office:value="1871">
            <text:p>1871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9.47">
            <text:p>9.47</text:p>
          </table:table-cell>
          <table:table-cell office:value-type="float" office:value="1737">
            <text:p>17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7.66">
            <text:p>7.66</text:p>
          </table:table-cell>
          <table:table-cell office:value-type="float" office:value="1434">
            <text:p>1434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8.75">
            <text:p>8.75</text:p>
          </table:table-cell>
          <table:table-cell office:value-type="float" office:value="3566">
            <text:p>3566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2.58">
            <text:p>12.58</text:p>
          </table:table-cell>
          <table:table-cell office:value-type="float" office:value="4995">
            <text:p>4995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0.08">
            <text:p>10.08</text:p>
          </table:table-cell>
          <table:table-cell office:value-type="float" office:value="4091">
            <text:p>4091</text:p>
          </table:table-cell>
          <table:table-cell table:number-columns-repeated="2"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6.1">
            <text:p>6.1</text:p>
          </table:table-cell>
          <table:table-cell office:value-type="float" office:value="4396">
            <text:p>4396</text:p>
          </table:table-cell>
          <table:table-cell table:number-columns-repeated="2"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7.24">
            <text:p>7.24</text:p>
          </table:table-cell>
          <table:table-cell office:value-type="float" office:value="5279">
            <text:p>5279</text:p>
          </table:table-cell>
          <table:table-cell table:number-columns-repeated="2"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11.46">
            <text:p>11.46</text:p>
          </table:table-cell>
          <table:table-cell office:value-type="float" office:value="8391">
            <text:p>8391</text:p>
          </table:table-cell>
          <table:table-cell table:number-columns-repeated="2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7.67">
            <text:p>7.67</text:p>
          </table:table-cell>
          <table:table-cell office:value-type="float" office:value="5727">
            <text:p>5727</text:p>
          </table:table-cell>
          <table:table-cell table:number-columns-repeated="2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8.19">
            <text:p>8.19</text:p>
          </table:table-cell>
          <table:table-cell office:value-type="float" office:value="6304">
            <text:p>6304</text:p>
          </table:table-cell>
          <table:table-cell table:number-columns-repeated="2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7.65">
            <text:p>7.65</text:p>
          </table:table-cell>
          <table:table-cell office:value-type="float" office:value="5801">
            <text:p>5801</text:p>
          </table:table-cell>
          <table:table-cell table:number-columns-repeated="2"/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8.53">
            <text:p>8.53</text:p>
          </table:table-cell>
          <table:table-cell office:value-type="float" office:value="5698">
            <text:p>569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21">
            <text:p>11.21</text:p>
          </table:table-cell>
          <table:table-cell office:value-type="float" office:value="7297">
            <text:p>72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29">
            <text:p>9.29</text:p>
          </table:table-cell>
          <table:table-cell office:value-type="float" office:value="6006">
            <text:p>6006</text:p>
          </table:table-cell>
          <table:table-cell table:number-columns-repeated="2"/>
        </table:table-row>
        <table:table-row table:style-name="ro2">
          <table:table-cell office:value-type="float" office:value="2523">
            <text:p>25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文泉驿点阵正黑" svg:font-family="文泉驿点阵正黑" style:font-family-generic="swiss" style:font-pitch="variable"/>
    <style:font-face style:name="文泉驿点阵正黑1" svg:font-family="文泉驿点阵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点阵正黑" fo:language="en" fo:country="US" style:font-name-asian="文泉驿点阵正黑1" style:language-asian="zh" style:country-asian="CN" style:font-name-complex="文泉驿点阵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20:32:45</meta:creation-date>
    <dc:date>2013-06-16T21:14:59</dc:date>
    <meta:editing-duration>PT11M53S</meta:editing-duration>
    <meta:editing-cycles>1</meta:editing-cycles>
    <meta:document-statistic meta:table-count="1" meta:cell-count="54" meta:object-count="0"/>
    <meta:generator>LibreOffice/3.6$Linux_x86 LibreOffice_project/360m1$Build-2</meta:generator>
  </office:meta>
</office:document-meta>
</file>